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72in"/>
    </style:style>
    <style:style style:name="co2" style:family="table-column">
      <style:table-column-properties fo:break-before="auto" style:column-width="6.8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1.0453in" fo:break-before="auto" style:use-optimal-row-height="false"/>
    </style:style>
    <style:style style:name="ro2" style:family="table-row">
      <style:table-row-properties style:row-height="2.648in" fo:break-before="auto" style:use-optimal-row-height="false"/>
    </style:style>
    <style:style style:name="ro3" style:family="table-row">
      <style:table-row-properties style:row-height="1.3634in" fo:break-before="auto" style:use-optimal-row-height="false"/>
    </style:style>
    <style:style style:name="ro4" style:family="table-row">
      <style:table-row-properties style:row-height="1.6839in" fo:break-before="auto" style:use-optimal-row-height="false"/>
    </style:style>
    <style:style style:name="ro5" style:family="table-row">
      <style:table-row-properties style:row-height="2.0055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wrap-option="wrap" fo:border-left="0.0138in solid #000000" fo:border-right="none" fo:border-top="0.0138in solid #000000" style:vertical-align="top"/>
      <style:text-properties style:use-window-font-color="true" style:text-outline="false" style:text-line-through-style="none" style:font-name="Times New Roman" fo:font-size="26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26pt" style:language-asian="zh" style:country-asian="CN" style:font-style-asian="normal" style:font-weight-asian="bold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38in solid #000000" fo:wrap-option="wrap" fo:border-left="0.0138in solid #000000" fo:border-right="none" fo:border-top="0.0138in solid #000000" style:vertical-align="top"/>
      <style:text-properties style:use-window-font-color="true" style:text-outline="false" style:text-line-through-style="none" style:font-name="Times New Roman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138in solid #000000" fo:border-left="0.0138in solid #000000" fo:border-right="none" fo:border-top="0.0138in solid #000000" style:vertical-align="top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0.0138in solid #000000" fo:wrap-option="wrap" fo:border-left="none" fo:border-right="none" fo:border-top="0.0138in solid #000000" style:vertical-align="top"/>
      <style:text-properties style:use-window-font-color="true" style:text-outline="false" style:text-line-through-style="none" style:font-name="Times New Roman" fo:font-size="26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26pt" style:language-asian="zh" style:country-asian="CN" style:font-style-asian="normal" style:font-weight-asian="bold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38in solid #000000" fo:wrap-option="wrap" fo:border-left="none" fo:border-right="none" fo:border-top="0.0138in solid #000000" style:vertical-align="top"/>
      <style:text-properties style:use-window-font-color="true" style:text-outline="false" style:text-line-through-style="none" style:font-name="Times New Roman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138in solid #000000" fo:border-left="none" fo:border-right="none" fo:border-top="0.0138in solid #000000" style:vertical-align="top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0.0138in solid #000000" fo:wrap-option="wrap" fo:border-left="none" fo:border-right="none" fo:border-top="0.0138in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138in solid #000000" fo:border-left="none" fo:border-right="none" fo:border-top="0.0138in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138in solid #000000" fo:wrap-option="wrap" fo:border-left="none" fo:border-right="none" fo:border-top="0.013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138in solid #000000" fo:border-left="none" fo:border-right="none" fo:border-top="0.0138in solid #000000"/>
    </style:style>
    <style:style style:name="ce11" style:family="table-cell" style:parent-style-name="Default">
      <style:table-cell-properties fo:border-bottom="0.0138in solid #000000" fo:border-left="none" fo:border-right="0.0138in solid #000000" fo:border-top="0.0138in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number-columns-repeated="1021" table:default-cell-style-name="ce8"/>
        <table:table-column table:style-name="co3" table:default-cell-style-name="ce11"/>
        <table:table-row table:style-name="ro1">
          <table:table-cell table:style-name="ce1" office:value-type="string">
            <text:p>HERO</text:p>
          </table:table-cell>
          <table:table-cell table:style-name="ce4" office:value-type="string">
            <text:p>BUILDS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>
            <text:p>Abathur</text:p>
          </table:table-cell>
          <table:table-cell table:style-name="ce5" office:value-type="string">
            <text:p><text:a xlink:href="http://www.heroesfire.com/hots/talent-calculator/abathur#hfK3">Standard</text:a>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2" office:value-type="string">
            <text:p>Anubarak</text:p>
          </table:table-cell>
          <table:table-cell table:style-name="ce5" office:value-type="string">
            <text:p><text:a xlink:href="http://www.heroesfire.com/hots/talent-calculator/anubarak#pHXu">Beetle build</text:a> </text:p>
            <text:p/>
            <text:p><text:a xlink:href="http://www.heroesfire.com/hots/talent-calculator/anubarak#gW0O">CC build:</text:a> <text:s/>Level 20 is very situational for both builds, take Hardened shield if you need to be tankier, Rewind gives more beetles/CC. Web Blast ultimate is also very viable but situational.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>
            <text:p>Arthas</text:p>
          </table:table-cell>
          <table:table-cell table:style-name="ce5" office:value-type="string">
            <text:p><text:a xlink:href="http://www.heroesfire.com/hots/talent-calculator/arthas#gn7h">Standard</text:a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>
            <text:p>Azmodan</text:p>
          </table:table-cell>
          <table:table-cell table:style-name="ce5" office:value-type="string">
            <text:p><text:a xlink:href="http://www.heroesfire.com/hots/talent-calculator/azmodan#hd6C ">Standard:</text:a> Take Burn the Weak at level 4 if there is a golem on the map.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2" office:value-type="string">
            <text:p>Brightwing</text:p>
          </table:table-cell>
          <table:table-cell table:style-name="ce5" office:value-type="string">
            <text:p><text:a xlink:href="http://www.heroesfire.com/hots/talent-calculator/brightwing#sDpk">Emerald Wind Build:</text:a> </text:p>
            <text:p/>
            <text:p><text:a xlink:href="http://www.heroesfire.com/hots/talent-calculator/brightwing#sKwP">Blink Heal Build</text:a>: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hen</text:p>
          </table:table-cell>
          <table:table-cell table:style-name="ce5" office:value-type="string">
            <text:p><text:a xlink:href="http://www.heroesfire.com/hots/talent-calculator/chen#ryUM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Diablo</text:p>
          </table:table-cell>
          <table:table-cell table:style-name="ce5" office:value-type="string">
            <text:p><text:a xlink:href="http://www.heroesfire.com/hots/talent-calculator/diablo#kCqK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ETC</text:p>
          </table:table-cell>
          <table:table-cell table:style-name="ce5" office:value-type="string">
            <text:p><text:a xlink:href="http://www.heroesfire.com/hots/talent-calculator/elite-tauren-chieftain#gW33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Falstad</text:p>
          </table:table-cell>
          <table:table-cell table:style-name="ce5" office:value-type="string">
            <text:p><text:a xlink:href="http://www.heroesfire.com/hots/talent-calculator/falstad#lVvn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Gazlowe</text:p>
          </table:table-cell>
          <table:table-cell table:style-name="ce5" office:value-type="string">
            <text:p><text:a xlink:href="http://www.heroesfire.com/hots/talent-calculator/gazlowe#lpdq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Illidan</text:p>
          </table:table-cell>
          <table:table-cell table:style-name="ce5" office:value-type="string">
            <text:p><text:a xlink:href="http://www.heroesfire.com/hots/talent-calculator/illidan#l7Wk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Jaina</text:p>
          </table:table-cell>
          <table:table-cell table:style-name="ce5" office:value-type="string">
            <text:p><text:a xlink:href="http://www.heroesfire.com/hots/talent-calculator/jaina#pCzY">Standard</text:a>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2" office:value-type="string">
            <text:p>Johanna</text:p>
          </table:table-cell>
          <table:table-cell table:style-name="ce5" office:value-type="string">
            <text:p><text:a xlink:href="http://www.heroesnexus.com/talent-calculator/49-johanna#0QAR5QzQERnP6QxAA">Standard:</text:a> if you have no healer, get Laws of Hope at Level 4. If you are against lots of autoattackers, get Imposing Presence at Level 16.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Kaelthas</text:p>
          </table:table-cell>
          <table:table-cell table:style-name="ce5" office:value-type="string">
            <text:p><text:a xlink:href="http://www.heroesfire.com/hots/talent-calculator/kaelthas#sbx9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Kerrigan</text:p>
          </table:table-cell>
          <table:table-cell table:style-name="ce5" office:value-type="string">
            <text:p><text:a xlink:href="http://www.heroesfire.com/hots/talent-calculator/kerrigan#pb8Q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LiLi</text:p>
          </table:table-cell>
          <table:table-cell table:style-name="ce5" office:value-type="string">
            <text:p><text:a xlink:href="http://www.heroesfire.com/hots/talent-calculator/li-li#gTd5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Malfurion</text:p>
          </table:table-cell>
          <table:table-cell table:style-name="ce5" office:value-type="string">
            <text:p><text:a xlink:href="http://www.heroesfire.com/hots/talent-calculator/malfurion#haS5">Standard</text:a>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2" office:value-type="string">
            <text:p>Muradin</text:p>
          </table:table-cell>
          <table:table-cell table:style-name="ce5" office:value-type="string">
            <text:p><text:a xlink:href="http://www.heroesfire.com/hots/talent-calculator/muradin#t5kA">Standard:</text:a> Level 20 is dependent on what you need, but Rewind is a solid choice all around.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Murky</text:p>
          </table:table-cell>
          <table:table-cell table:style-name="ce5" office:value-type="string">
            <text:p><text:a xlink:href="http://www.heroesfire.com/hots/talent-calculator/murky#hEf_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Nazeebo</text:p>
          </table:table-cell>
          <table:table-cell table:style-name="ce5" office:value-type="string">
            <text:p><text:a xlink:href="http://www.heroesfire.com/hots/talent-calculator/nazeebo#kb2A">Standard</text:a>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2" office:value-type="string">
            <text:p>Nova</text:p>
          </table:table-cell>
          <table:table-cell table:style-name="ce5" office:value-type="string">
            <text:p><text:a xlink:href="http://www.heroesfire.com/hots/talent-calculator/nova#pFMU">Burst Build:</text:a> </text:p>
            <text:p/>
            <text:p><text:a xlink:href="http://www.heroesfire.com/hots/talent-calculator/nova#kD5K">AOE Sustain Build:</text:a>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2" office:value-type="string">
            <text:p>Raynor</text:p>
          </table:table-cell>
          <table:table-cell table:style-name="ce5" office:value-type="string">
            <text:p><text:a xlink:href="http://www.heroesfire.com/hots/talent-calculator/raynor#hCDx ">Q build:</text:a></text:p>
            <text:p/>
            <text:p><text:a xlink:href="http://www.heroesfire.com/hots/talent-calculator/raynor#gRQo">AA build:</text:a>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2" office:value-type="string">
            <text:p>Rehgar</text:p>
          </table:table-cell>
          <table:table-cell table:style-name="ce5" office:value-type="string">
            <text:p><text:a xlink:href="http://www.heroesfire.com/hots/talent-calculator/rehgar#o3Pa">Standard:</text:a> Far Sight, Feral Lunge, Blood for Blood, and Rewind also good talents based on the situation.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Sgt Hammer</text:p>
          </table:table-cell>
          <table:table-cell table:style-name="ce5" office:value-type="string">
            <text:p><text:a xlink:href="http://www.heroesfire.com/hots/talent-calculator/sergeant-hammer#hEeI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Sonya</text:p>
          </table:table-cell>
          <table:table-cell table:style-name="ce5" office:value-type="string">
            <text:p><text:a xlink:href="http://www.heroesfire.com/hots/talent-calculator/sonya#sKs-">Standard</text:a>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2" office:value-type="string">
            <text:p>Stitches</text:p>
          </table:table-cell>
          <table:table-cell table:style-name="ce5" office:value-type="string">
            <text:p><text:a xlink:href="http://www.heroesfire.com/hots/talent-calculator/stitches#o0zd">Standard:</text:a> Fishing Hook also very strong with pick/burst/cc style compositions and what map you are on.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2" office:value-type="string">
            <text:p>Sylvanas</text:p>
          </table:table-cell>
          <table:table-cell table:style-name="ce5" office:value-type="string">
            <text:p><text:a xlink:href="http://www.heroesfire.com/hots/talent-calculator/sylvanas#hcrC ">Assassin Sylvanas:</text:a></text:p>
            <text:p/>
            <text:p><text:a xlink:href="http://www.heroesfire.com/hots/talent-calculator/sylvanas#pAEi">Wave Clear Sylvanas: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Tassadar</text:p>
          </table:table-cell>
          <table:table-cell table:style-name="ce5" office:value-type="string">
            <text:p><text:a xlink:href="http://www.heroesfire.com/hots/talent-calculator/tassadar#haOv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Thrall</text:p>
          </table:table-cell>
          <table:table-cell table:style-name="ce5" office:value-type="string">
            <text:p><text:a xlink:href="http://www.heroesfire.com/hots/talent-calculator/thrall#haOx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Tychus</text:p>
          </table:table-cell>
          <table:table-cell table:style-name="ce5" office:value-type="string">
            <text:p><text:a xlink:href="http://www.heroesfire.com/hots/talent-calculator/tychus#hcuH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Tyrael</text:p>
          </table:table-cell>
          <table:table-cell table:style-name="ce5" office:value-type="string">
            <text:p><text:a xlink:href="http://www.heroesfire.com/hots/talent-calculator/tyrael#o10l">Standard</text:a>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2" office:value-type="string">
            <text:p>Tyrande</text:p>
          </table:table-cell>
          <table:table-cell table:style-name="ce5" office:value-type="string">
            <text:p><text:a xlink:href="http://www.heroesfire.com/hots/talent-calculator/tyrande#hyr1">Standard</text:a> </text:p>
            <text:p/>
            <text:p><text:a xlink:href="http://www.heroesfire.com/hots/talent-calculator/tyrande#haS3">Autoattack Build:</text:a></text:p>
          </table:table-cell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Uther</text:p>
          </table:table-cell>
          <table:table-cell table:style-name="ce5" office:value-type="string">
            <text:p><text:a xlink:href="http://www.heroesfire.com/hots/talent-calculator/uther#hfKZ">Healer Build:</text:a> </text:p>
            <text:p/>
            <text:p><text:a xlink:href="http://www.heroesfire.com/hots/talent-calculator/uther#sh59">Tank Build:</text:a> <text:s/>Pick Divine Storm if you have good wombo combo possibilities and/or need damage.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Valla</text:p>
          </table:table-cell>
          <table:table-cell table:style-name="ce5" office:value-type="string">
            <text:p><text:a xlink:href="http://www.heroesfire.com/hots/talent-calculator/valla#pHZI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Vikings</text:p>
          </table:table-cell>
          <table:table-cell table:style-name="ce5" office:value-type="string">
            <text:p><text:a xlink:href="http://www.heroesfire.com/hots/talent-calculator/the-lost-vikings#pHap">Standard</text:a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Zagara</text:p>
          </table:table-cell>
          <table:table-cell table:style-name="ce5" office:value-type="string">
            <text:p><text:a xlink:href="http://www.heroesfire.com/hots/talent-calculator/zagara#kCqK">Standard: </text:a>Take Envenom on Haunted Mines.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Zeratul</text:p>
          </table:table-cell>
          <table:table-cell table:style-name="ce5" office:value-type="string">
            <text:p><text:a xlink:href="http://www.heroesfire.com/hots/talent-calculator/zeratul#oqXK">Standard</text:a></text:p>
          </table:table-cell>
          <table:table-cell table:style-name="ce10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6/05/2015</text:date>, <text:time>18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Werline</meta:initial-creator>
    <meta:creation-date>2015-06-05T18:04:26.15</meta:creation-date>
    <dc:date>2015-06-05T18:31:55.53</dc:date>
    <dc:creator>Trevor Werline</dc:creator>
    <meta:editing-duration>PT9M37S</meta:editing-duration>
    <meta:editing-cycles>2</meta:editing-cycles>
    <meta:generator>OpenOffice/4.0.1$Win32 OpenOffice.org_project/401m5$Build-9714</meta:generator>
    <meta:document-statistic meta:table-count="3" meta:cell-count="76" meta:object-count="0"/>
  </office:meta>
</office:document-meta>
</file>